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87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3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3.4cm" loext:decorative="false"/>
      <style:paragraph-properties style:writing-mode="lr-tb"/>
    </style:style>
    <style:style style:name="gr2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11.737cm" loext:decorative="false"/>
      <style:paragraph-properties style:writing-mode="lr-tb"/>
    </style:style>
    <style:style style:name="gr3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3.214cm" loext:decorative="false"/>
      <style:paragraph-properties style:writing-mode="lr-tb"/>
    </style:style>
    <style:style style:name="gr4" style:family="graphic" style:parent-style-name="Default">
      <style:graphic-properties draw:stroke="none" svg:stroke-color="#000000" draw:fill="solid" draw:fill-color="#fffffe" draw:textarea-horizontal-align="center" draw:textarea-vertical-align="middle" draw:auto-grow-width="false" fo:min-height="0.627cm" loext:decorative="false"/>
      <style:paragraph-properties style:writing-mode="lr-tb"/>
    </style:style>
    <style:style style:name="gr5" style:family="graphic" style:parent-style-name="Default">
      <style:graphic-properties draw:stroke="none" svg:stroke-color="#000000" draw:fill="solid" draw:fill-color="#fffffe" draw:textarea-horizontal-align="center" draw:textarea-vertical-align="middle" draw:auto-grow-width="false" fo:min-height="0.807cm" loext:decorative="false"/>
      <style:paragraph-properties style:writing-mode="lr-tb"/>
    </style:style>
    <style:style style:name="gr6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2.401cm" loext:decorative="false"/>
      <style:paragraph-properties style:writing-mode="lr-tb"/>
    </style:style>
    <style:style style:name="gr7" style:family="graphic" style:parent-style-name="Default">
      <style:graphic-properties draw:textarea-horizontal-align="justify" draw:textarea-vertical-align="middle" draw:auto-grow-height="false" fo:min-height="0.272cm" fo:min-width="10.064cm" loext:decorative="false"/>
      <style:paragraph-properties fo:text-align="center"/>
    </style:style>
    <style:style style:name="gr8" style:family="graphic" style:parent-style-name="Default">
      <style:graphic-properties draw:textarea-horizontal-align="justify" draw:textarea-vertical-align="middle" draw:auto-grow-height="false" fo:min-height="0.196cm" fo:min-width="2.323cm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1.256cm" fo:min-width="1.489cm" loext:decorative="false"/>
      <style:paragraph-properties fo:text-align="center"/>
    </style:style>
    <style:style style:name="gr10" style:family="graphic" style:parent-style-name="Default">
      <style:graphic-properties svg:stroke-width="0.2cm" draw:marker-start-width="0.5cm" draw:marker-end="線の終点_20_2" draw:marker-end-width="0.5cm" draw:textarea-horizontal-align="center" draw:textarea-vertical-align="middle" fo:padding-top="0.1cm" fo:padding-bottom="0.1cm" fo:padding-left="0.1cm" fo:padding-right="0.1cm" loext:decorative="false"/>
      <style:paragraph-properties fo:text-align="center"/>
    </style:style>
    <style:style style:name="gr11" style:family="graphic" style:parent-style-name="Default">
      <style:graphic-properties svg:stroke-width="0.2cm" draw:marker-start-width="0.5cm" draw:marker-end="" draw:marker-end-width="0.5cm" draw:textarea-horizontal-align="center" draw:textarea-vertical-align="middle" fo:padding-top="0.1cm" fo:padding-bottom="0.1cm" fo:padding-left="0.1cm" fo:padding-right="0.1cm" loext:decorative="false"/>
      <style:paragraph-properties fo:text-align="center"/>
    </style:style>
    <style:style style:name="gr12" style:family="graphic" style:parent-style-name="Default">
      <style:graphic-properties draw:stroke="none" svg:stroke-color="#000000" draw:fill="none" draw:fill-color="#fffffe" draw:textarea-horizontal-align="center" draw:textarea-vertical-align="middle" draw:auto-grow-width="false" fo:min-height="0.627cm" loext:decorative="false"/>
      <style:paragraph-properties style:writing-mode="lr-tb"/>
    </style:style>
    <style:style style:name="gr13" style:family="graphic" style:parent-style-name="Default">
      <style:graphic-properties svg:stroke-width="0cm" draw:marker-start-width="0.2cm" draw:marker-end="" draw:marker-end-width="0.2cm" draw:textarea-horizontal-align="center" draw:textarea-vertical-align="middle" fo:padding-top="0cm" fo:padding-bottom="0cm" fo:padding-left="0cm" fo:padding-right="0cm" loext:decorative="false"/>
      <style:paragraph-properties fo:text-align="center"/>
    </style:style>
    <style:style style:name="gr14" style:family="graphic" style:parent-style-name="Default">
      <style:graphic-properties draw:fill-color="#fffffe" draw:textarea-horizontal-align="justify" draw:textarea-vertical-align="middle" draw:auto-grow-height="false" fo:min-height="0.301cm" fo:min-width="0.732cm" loext:decorative="false"/>
      <style:paragraph-properties fo:text-align="center"/>
    </style:style>
    <style:style style:name="gr15" style:family="graphic" style:parent-style-name="Default">
      <style:graphic-properties svg:stroke-width="0.2cm" draw:marker-start="線の終点_20_2" draw:marker-start-width="0.5cm" draw:marker-end="線の終点_20_2" draw:marker-end-width="0.5cm" draw:textarea-horizontal-align="center" draw:textarea-vertical-align="middle" fo:padding-top="0.1cm" fo:padding-bottom="0.1cm" fo:padding-left="0.1cm" fo:padding-right="0.1cm" loext:decorative="false"/>
      <style:paragraph-properties fo:text-align="center"/>
    </style:style>
    <style:style style:name="gr16" style:family="graphic" style:parent-style-name="Default">
      <style:graphic-properties draw:stroke="none" svg:stroke-color="#000000" draw:fill="none" draw:fill-color="#fffffe" draw:textarea-horizontal-align="center" draw:textarea-vertical-align="middle" draw:auto-grow-width="false" fo:min-height="0.933cm" loext:decorative="false"/>
      <style:paragraph-properties style:writing-mode="lr-tb"/>
    </style:style>
    <style:style style:name="gr17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1.467cm" loext:decorative="false"/>
      <style:paragraph-properties style:writing-mode="lr-tb"/>
    </style:style>
    <style:style style:name="gr18" style:family="graphic" style:parent-style-name="Default">
      <style:graphic-properties draw:stroke="solid" svg:stroke-color="#3465a4" draw:fill="solid" draw:fill-color="#00e3e3" draw:textarea-horizontal-align="center" draw:textarea-vertical-align="middle" draw:auto-grow-width="false" fo:min-height="0.627cm" loext:decorative="false"/>
      <style:paragraph-properties style:writing-mode="lr-tb"/>
    </style:style>
    <style:style style:name="gr19" style:family="graphic" style:parent-style-name="Default">
      <style:graphic-properties draw:stroke="solid" svg:stroke-color="#3465a4" draw:fill="solid" draw:fill-color="#00e3e3" draw:textarea-horizontal-align="center" draw:textarea-vertical-align="middle" draw:auto-grow-width="false" fo:min-height="0.933cm" loext:decorative="false"/>
      <style:paragraph-properties style:writing-mode="lr-tb"/>
    </style:style>
    <style:style style:name="gr20" style:family="graphic" style:parent-style-name="Default">
      <style:graphic-properties draw:fill-color="#fffffe" draw:textarea-horizontal-align="justify" draw:textarea-vertical-align="middle" draw:auto-grow-height="false" fo:min-height="0.301cm" fo:min-width="0.619cm" loext:decorative="false"/>
      <style:paragraph-properties fo:text-align="center"/>
    </style:style>
    <style:style style:name="gr21" style:family="graphic" style:parent-style-name="Default">
      <style:graphic-properties draw:textarea-horizontal-align="justify" draw:textarea-vertical-align="middle" draw:auto-grow-height="false" fo:min-height="2.446cm" fo:min-width="17.2cm" loext:decorative="false"/>
      <style:paragraph-properties fo:text-align="center"/>
    </style:style>
    <style:style style:name="gr22" style:family="graphic" style:parent-style-name="Default">
      <style:graphic-properties draw:textarea-horizontal-align="justify" draw:textarea-vertical-align="middle" draw:auto-grow-height="false" fo:min-height="0.278cm" fo:min-width="10.348cm" loext:decorative="false"/>
      <style:paragraph-properties fo:text-align="center"/>
    </style:style>
    <style:style style:name="gr23" style:family="graphic" style:parent-style-name="Default">
      <style:graphic-properties draw:textarea-horizontal-align="justify" draw:textarea-vertical-align="middle" draw:auto-grow-height="false" fo:min-height="0.332cm" fo:min-width="2.323cm" loext:decorative="false"/>
      <style:paragraph-properties fo:text-align="center"/>
    </style:style>
    <style:style style:name="gr24" style:family="graphic" style:parent-style-name="Default">
      <style:graphic-properties svg:stroke-width="0.2cm" svg:stroke-color="#72e400" draw:marker-start-width="0.5cm" draw:marker-end="線の終点_20_2" draw:marker-end-width="0.5cm" draw:textarea-horizontal-align="center" draw:textarea-vertical-align="middle" fo:padding-top="0.1cm" fo:padding-bottom="0.1cm" fo:padding-left="0.1cm" fo:padding-right="0.1cm" loext:decorative="false"/>
      <style:paragraph-properties fo:text-align="center"/>
    </style:style>
    <style:style style:name="gr25" style:family="graphic" style:parent-style-name="Default">
      <style:graphic-properties svg:stroke-width="0.2cm" svg:stroke-color="#72e400" draw:marker-start-width="0.5cm" draw:marker-end="" draw:marker-end-width="0.5cm" draw:textarea-horizontal-align="center" draw:textarea-vertical-align="middle" fo:padding-top="0.1cm" fo:padding-bottom="0.1cm" fo:padding-left="0.1cm" fo:padding-right="0.1cm" loext:decorative="false"/>
      <style:paragraph-properties fo:text-align="center"/>
    </style:style>
    <style:style style:name="gr26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15.078cm" loext:decorative="false"/>
      <style:paragraph-properties style:writing-mode="lr-tb"/>
    </style:style>
    <style:style style:name="gr27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10.703cm" loext:decorative="false"/>
      <style:paragraph-properties style:writing-mode="lr-tb"/>
    </style:style>
    <style:style style:name="gr28" style:family="graphic" style:parent-style-name="Default">
      <style:graphic-properties draw:stroke="solid" svg:stroke-color="#000000" draw:fill="solid" draw:fill-color="#4f9e00" draw:textarea-horizontal-align="center" draw:textarea-vertical-align="middle" draw:auto-grow-width="false" fo:min-height="13.094cm" loext:decorative="false"/>
      <style:paragraph-properties style:writing-mode="lr-tb"/>
    </style:style>
    <style:style style:name="gr29" style:family="graphic" style:parent-style-name="Default">
      <style:graphic-properties draw:textarea-horizontal-align="justify" draw:textarea-vertical-align="middle" draw:auto-grow-height="false" fo:min-height="0.385cm" fo:min-width="0.965cm" loext:decorative="false"/>
      <style:paragraph-properties fo:text-align="center"/>
    </style:style>
    <style:style style:name="gr30" style:family="graphic" style:parent-style-name="Default">
      <style:graphic-properties draw:stroke="none" svg:stroke-color="#000000" draw:fill="none" draw:fill-color="#fffffe" draw:textarea-horizontal-align="center" draw:textarea-vertical-align="middle" draw:auto-grow-width="false" fo:min-height="1.556cm" loext:decorative="false"/>
      <style:paragraph-properties style:writing-mode="lr-tb"/>
      <style:text-properties fo:font-size="40pt" style:font-size-asian="40pt" style:font-size-complex="40pt"/>
    </style:style>
    <style:style style:name="P1" style:family="paragraph">
      <loext:graphic-properties draw:fill="solid" draw:fill-color="#4f9e00"/>
    </style:style>
    <style:style style:name="P2" style:family="paragraph">
      <loext:graphic-properties draw:fill="solid" draw:fill-color="#fffff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e"/>
    </style:style>
    <style:style style:name="P5" style:family="paragraph">
      <loext:graphic-properties draw:fill-color="#fffffe"/>
      <style:paragraph-properties fo:text-align="center"/>
    </style:style>
    <style:style style:name="P6" style:family="paragraph">
      <loext:graphic-properties draw:fill="solid" draw:fill-color="#00e3e3"/>
    </style:style>
    <style:style style:name="P7" style:family="paragraph">
      <loext:graphic-properties draw:fill="none" draw:fill-color="#fffffe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c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rese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flash_cl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flash_c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flash_mos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out</text:p>
          </table:table-cell>
          <table:table-cell/>
          <table:table-cell office:value-type="string" calcext:value-type="string">
            <text:p>flash_mis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ser_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ser_tx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icorv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_p</text:p>
          </table:table-cell>
          <table:table-cell office:value-type="string" calcext:value-type="string">
            <text:p>周波数？</text:p>
          </table:table-cell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resetn</text:p>
          </table:table-cell>
          <table:table-cell office:value-type="string" calcext:value-type="string">
            <text:p>sys_resetn</text:p>
          </table:table-cell>
          <table:table-cell office:value-type="string" calcext:value-type="string">
            <text:p>同期リセット</text:p>
          </table:table-cell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trap</text:p>
          </table:table-cell>
          <table:table-cell office:value-type="string" calcext:value-type="string">
            <text:p>接続無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em_val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em_instr</text:p>
          </table:table-cell>
          <table:table-cell office:value-type="string" calcext:value-type="string">
            <text:p>接続無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em_rea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mem_add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mem_w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[ 3:0]</text:p>
          </table:table-cell>
          <table:table-cell office:value-type="string" calcext:value-type="string">
            <text:p>mem_wstr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[31:0]</text:p>
          </table:table-cell>
          <table:table-cell office:value-type="string" calcext:value-type="string">
            <text:p>mem_rdat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rq</text:p>
          </table:table-cell>
          <table:table-cell office:value-type="string" calcext:value-type="string">
            <text:p>0固定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oi</text:p>
          </table:table-cell>
          <table:table-cell office:value-type="string" calcext:value-type="string">
            <text:p>接続無し</text:p>
          </table:table-cell>
          <table:table-cell/>
        </table:table-row>
      </table:table>
      <table:table table:name="メモリマップ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9"/>
        </table:table-row>
        <table:table-row table:style-name="ro2">
          <table:table-cell/>
          <table:table-cell office:value-type="string" calcext:value-type="string">
            <text:p>メモリマップ</text:p>
          </table:table-cell>
          <table:table-cell table:number-columns-repeated="5"/>
          <table:table-cell table:style-name="ce1" office:value-type="string" calcext:value-type="string">
            <text:p>アドレス</text:p>
          </table:table-cell>
          <table:table-cell table:style-name="ce1" office:value-type="string" calcext:value-type="string">
            <text:p>割り当て</text:p>
          </table:table-cell>
        </table:table-row>
        <table:table-row table:style-name="ro2">
          <table:table-cell/>
          <table:table-cell office:value-type="string" calcext:value-type="string">
            <text:p>0000_0000</text:p>
          </table:table-cell>
          <table:table-cell office:value-type="string" calcext:value-type="string">
            <text:p>SPI FLASH</text:p>
          </table:table-cell>
          <table:table-cell table:number-columns-repeated="4"/>
          <table:table-cell table:style-name="ce1" office:value-type="string" calcext:value-type="string">
            <text:p>0x00000000 - 0x007FFFFF</text:p>
          </table:table-cell>
          <table:table-cell table:style-name="ce1" office:value-type="string" calcext:value-type="string">
            <text:p>8MiB SPI <text:a xlink:href="http://d.hatena.ne.jp/keyword/Flash" xlink:type="simple">Flash</text:a> XIP</text:p>
          </table:table-cell>
        </table:table-row>
        <table:table-row table:style-name="ro2">
          <table:table-cell/>
          <table:table-cell office:value-type="string" calcext:value-type="string">
            <text:p>4000_0000</text:p>
          </table:table-cell>
          <table:table-cell office:value-type="string" calcext:value-type="string">
            <text:p>SRAM</text:p>
          </table:table-cell>
          <table:table-cell table:number-columns-repeated="4"/>
          <table:table-cell table:style-name="ce1" office:value-type="string" calcext:value-type="string">
            <text:p>0x40000000 - 0x40001FFF</text:p>
          </table:table-cell>
          <table:table-cell table:style-name="ce1" office:value-type="string" calcext:value-type="string">
            <text:p>8KiB <text:a xlink:href="http://d.hatena.ne.jp/keyword/SRAM" xlink:type="simple">SRAM</text:a></text:p>
          </table:table-cell>
        </table:table-row>
        <table:table-row table:style-name="ro2">
          <table:table-cell/>
          <table:table-cell office:value-type="string" calcext:value-type="string">
            <text:p>8000_0000</text:p>
          </table:table-cell>
          <table:table-cell office:value-type="string" calcext:value-type="string">
            <text:p>プログラム</text:p>
          </table:table-cell>
          <table:table-cell/>
          <table:table-cell office:value-type="string" calcext:value-type="string">
            <text:p>8000_0000</text:p>
          </table:table-cell>
          <table:table-cell office:value-type="string" calcext:value-type="string">
            <text:p>BOOTROM</text:p>
          </table:table-cell>
          <table:table-cell/>
          <table:table-cell table:style-name="ce1" office:value-type="string" calcext:value-type="string">
            <text:p>0x80000000 - 0x8FFFFFFF</text:p>
          </table:table-cell>
          <table:table-cell table:style-name="ce1" office:value-type="string" calcext:value-type="string">
            <text:p>PicoPeripherals</text:p>
          </table:table-cell>
        </table:table-row>
        <table:table-row table:style-name="ro2">
          <table:table-cell/>
          <table:table-cell office:value-type="string" calcext:value-type="string">
            <text:p>C000_0000</text:p>
          </table:table-cell>
          <table:table-cell office:value-type="string" calcext:value-type="string">
            <text:p>WishBone</text:p>
          </table:table-cell>
          <table:table-cell/>
          <table:table-cell office:value-type="string" calcext:value-type="string">
            <text:p>8100_0000</text:p>
          </table:table-cell>
          <table:table-cell office:value-type="string" calcext:value-type="string">
            <text:p>SPI FLASH</text:p>
          </table:table-cell>
          <table:table-cell/>
          <table:table-cell table:style-name="ce1" office:value-type="string" calcext:value-type="string">
            <text:p>0x80000000 - 0x80001FFF</text:p>
          </table:table-cell>
          <table:table-cell table:style-name="ce1" office:value-type="string" calcext:value-type="string">
            <text:p>8KiB BootRO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8200_0000</text:p>
          </table:table-cell>
          <table:table-cell office:value-type="string" calcext:value-type="string">
            <text:p>GPIO</text:p>
          </table:table-cell>
          <table:table-cell/>
          <table:table-cell table:style-name="ce1" office:value-type="string" calcext:value-type="string">
            <text:p>0x81000000 - 0x8100000F</text:p>
          </table:table-cell>
          <table:table-cell table:style-name="ce1" office:value-type="string" calcext:value-type="string">
            <text:p>SPI <text:a xlink:href="http://d.hatena.ne.jp/keyword/Flash" xlink:type="simple">Flash</text:a> Config / Bitbang IO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8300_0000</text:p>
          </table:table-cell>
          <table:table-cell office:value-type="string" calcext:value-type="string">
            <text:p>UART</text:p>
          </table:table-cell>
          <table:table-cell/>
          <table:table-cell table:style-name="ce1" office:value-type="string" calcext:value-type="string">
            <text:p>0x82000000 - 0x8200000F</text:p>
          </table:table-cell>
          <table:table-cell table:style-name="ce1" office:value-type="string" calcext:value-type="string">
            <text:p>GPIO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0x83000000 - 0x8300000F</text:p>
          </table:table-cell>
          <table:table-cell table:style-name="ce1" office:value-type="string" calcext:value-type="string">
            <text:p>UART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0x84000000 - 0x84000FFF</text:p>
          </table:table-cell>
          <table:table-cell table:style-name="ce1" office:value-type="string" calcext:value-type="string">
            <text:p>SPI(追加)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0xC0000000 - 0xFFFFFFFF</text:p>
          </table:table-cell>
          <table:table-cell table:style-name="ce1" office:value-type="string" calcext:value-type="string">
            <text:p>Reserved(Wishbone)</text:p>
          </table:table-cell>
        </table:table-row>
      </table:table>
      <table:table table:name="ブロック図" table:style-name="ta1">
        <table:shapes>
          <draw:frame draw:z-index="0" draw:name="テキスト枠 1" draw:style-name="gr1" draw:text-style-name="P1" svg:width="5.433cm" svg:height="3.4cm" svg:x="12.683cm" svg:y="5.206cm">
            <draw:text-box>
              <text:p>picorv32</text:p>
            </draw:text-box>
          </draw:frame>
          <draw:frame draw:z-index="1" draw:name="テキスト枠 2" draw:style-name="gr2" draw:text-style-name="P1" svg:width="5.433cm" svg:height="11.737cm" svg:x="21.197cm" svg:y="5.303cm">
            <draw:text-box>
              <text:p>PicoMem_Mux_1_4</text:p>
            </draw:text-box>
          </draw:frame>
          <draw:frame draw:z-index="2" draw:name="テキスト枠 4" draw:style-name="gr3" draw:text-style-name="P1" svg:width="5.071cm" svg:height="3.214cm" svg:x="29.528cm" svg:y="11.266cm">
            <draw:text-box>
              <text:p>PicoMem_Mux_1_4</text:p>
            </draw:text-box>
          </draw:frame>
          <draw:frame draw:z-index="3" draw:name="テキスト枠 6" draw:style-name="gr4" draw:text-style-name="P2" svg:width="2.265cm" svg:height="0.627cm" svg:x="26.781cm" svg:y="11.687cm">
            <draw:text-box>
              <text:p>picop</text:p>
            </draw:text-box>
          </draw:frame>
          <draw:frame draw:z-index="4" draw:name="テキスト枠 7" draw:style-name="gr5" draw:text-style-name="P2" svg:width="2.936cm" svg:height="0.807cm" svg:x="26.72cm" svg:y="5.726cm">
            <draw:text-box>
              <text:p>spimemxip</text:p>
            </draw:text-box>
          </draw:frame>
          <draw:frame draw:z-index="5" draw:name="テキスト枠 8" draw:style-name="gr6" draw:text-style-name="P1" svg:width="4.97cm" svg:height="2.401cm" svg:x="29.747cm" svg:y="8.106cm">
            <draw:text-box>
              <text:p>PicoMem_SRAM_8KB</text:p>
            </draw:text-box>
          </draw:frame>
          <draw:frame draw:z-index="6" draw:name="テキスト枠 9" draw:style-name="gr5" draw:text-style-name="P2" svg:width="2.936cm" svg:height="0.807cm" svg:x="26.659cm" svg:y="8.647cm">
            <draw:text-box>
              <text:p>sram</text:p>
            </draw:text-box>
          </draw:frame>
          <draw:frame draw:z-index="7" draw:name="テキスト枠 5" draw:style-name="gr4" draw:text-style-name="P2" svg:width="2.265cm" svg:height="0.627cm" svg:x="26.903cm" svg:y="14.216cm">
            <draw:text-box>
              <text:p>Wishbone</text:p>
            </draw:text-box>
          </draw:frame>
          <draw:custom-shape draw:z-index="8" draw:name="シェイプ 1" draw:style-name="gr7" draw:text-style-name="P3" svg:width="11.501cm" svg:height="0.542cm" svg:x="26.911cm" svg:y="6.44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name="シェイプ 2" draw:style-name="gr8" draw:text-style-name="P3" svg:width="2.654cm" svg:height="0.392cm" svg:x="26.82cm" svg:y="9.4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name="シェイプ 3" draw:style-name="gr8" draw:text-style-name="P3" svg:width="2.654cm" svg:height="0.392cm" svg:x="26.698cm" svg:y="12.2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name="シェイプ 4" draw:style-name="gr8" draw:text-style-name="P3" svg:width="2.654cm" svg:height="0.392cm" svg:x="26.728cm" svg:y="14.78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name="シェイプ 5" draw:style-name="gr9" draw:text-style-name="P3" svg:width="2.105cm" svg:height="1.776cm" svg:x="29.167cm" svg:y="14.81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z-index="13" draw:name="テキスト枠 10" draw:style-name="gr6" draw:text-style-name="P1" svg:width="4.97cm" svg:height="2.401cm" svg:x="38.381cm" svg:y="5.457cm">
            <draw:text-box>
              <text:p>PicoMem_SPI_Flash</text:p>
            </draw:text-box>
          </draw:frame>
          <draw:line draw:z-index="14" draw:name="線 1" draw:style-name="gr10" draw:text-style-name="P3" svg:x1="36.887cm" svg:y1="7.495cm" svg:x2="38.344cm" svg:y2="7.345cm">
            <text:p/>
          </draw:line>
          <draw:line draw:z-index="15" draw:name="線 2" draw:style-name="gr10" draw:text-style-name="P3" svg:x1="34.47cm" svg:y1="11.771cm" svg:x2="36.887cm" svg:y2="11.77cm">
            <text:p/>
          </draw:line>
          <draw:line draw:z-index="16" draw:name="線 3" draw:style-name="gr11" draw:text-style-name="P3" svg:x1="36.634cm" svg:y1="7.586cm" svg:x2="36.603cm" svg:y2="11.74cm">
            <text:p/>
          </draw:line>
          <draw:frame draw:z-index="17" draw:name="テキスト枠 11" draw:style-name="gr12" draw:text-style-name="P4" svg:width="2.265cm" svg:height="0.627cm" svg:x="34.283cm" svg:y="10.604cm">
            <draw:text-box>
              <text:p>SPI Flash</text:p>
            </draw:text-box>
          </draw:frame>
          <draw:line draw:z-index="18" draw:name="線 3" draw:style-name="gr13" draw:text-style-name="P3" svg:x1="54.781cm" svg:y1="2.92cm" svg:x2="54.7cm" svg:y2="13.848cm">
            <text:p/>
          </draw:line>
          <draw:custom-shape draw:z-index="19" draw:name="シェイプ 6" draw:style-name="gr14" draw:text-style-name="P5" svg:width="0.732cm" svg:height="0.301cm" svg:x="54.399cm" svg:y="5.92cm">
            <text:p/>
            <draw:enhanced-geometry svg:viewBox="0 0 21600 21600" draw:type="rectangle" draw:enhanced-path="M 0 0 L 21600 0 21600 21600 0 21600 0 0 Z N"/>
          </draw:custom-shape>
          <draw:custom-shape draw:z-index="21" draw:name="シェイプ 8" draw:style-name="gr14" draw:text-style-name="P5" svg:width="0.732cm" svg:height="0.301cm" svg:x="54.409cm" svg:y="6.803cm">
            <text:p/>
            <draw:enhanced-geometry svg:viewBox="0 0 21600 21600" draw:type="rectangle" draw:enhanced-path="M 0 0 L 21600 0 21600 21600 0 21600 0 0 Z N"/>
          </draw:custom-shape>
          <draw:line draw:z-index="23" draw:name="線 4" draw:style-name="gr10" draw:text-style-name="P3" svg:x1="51.448cm" svg:y1="5.989cm" svg:x2="54.408cm" svg:y2="6.02cm">
            <text:p/>
          </draw:line>
          <draw:line draw:z-index="24" draw:name="線 5" draw:style-name="gr15" draw:text-style-name="P3" svg:x1="51.356cm" svg:y1="7.012cm" svg:x2="54.316cm" svg:y2="7.043cm">
            <text:p/>
          </draw:line>
          <draw:line draw:z-index="26" draw:name="線 5" draw:style-name="gr15" draw:text-style-name="P3" svg:x1="51.386cm" svg:y1="7.373cm" svg:x2="54.346cm" svg:y2="7.404cm">
            <text:p/>
          </draw:line>
          <draw:frame draw:z-index="27" draw:name="テキスト枠 12" draw:style-name="gr16" draw:text-style-name="P4" svg:width="2.849cm" svg:height="0.933cm" svg:x="34.802cm" svg:y="12.076cm">
            <draw:text-box>
              <text:p>BOOT ROM</text:p>
            </draw:text-box>
          </draw:frame>
          <draw:frame draw:z-index="28" draw:name="テキスト枠 13" draw:style-name="gr17" draw:text-style-name="P1" svg:width="6.623cm" svg:height="1.467cm" svg:x="38.564cm" svg:y="11.99cm">
            <draw:text-box>
              <text:p>PicoMem_BOOT_SRAM_8KB</text:p>
            </draw:text-box>
          </draw:frame>
          <draw:line draw:z-index="29" draw:name="線 7" draw:style-name="gr10" draw:text-style-name="P3" svg:x1="34.592cm" svg:y1="12.885cm" svg:x2="38.595cm" svg:y2="12.884cm">
            <text:p/>
          </draw:line>
          <draw:frame draw:z-index="30" draw:name="テキスト枠 14" draw:style-name="gr17" draw:text-style-name="P1" svg:width="6.623cm" svg:height="1.467cm" svg:x="38.442cm" svg:y="13.674cm">
            <draw:text-box>
              <text:p>PicoMem_GPIO</text:p>
            </draw:text-box>
          </draw:frame>
          <draw:frame draw:z-index="31" draw:name="テキスト枠 15" draw:style-name="gr17" draw:text-style-name="P1" svg:width="6.623cm" svg:height="1.467cm" svg:x="38.412cm" svg:y="15.361cm">
            <draw:text-box>
              <text:p>PicoMem_UART</text:p>
            </draw:text-box>
          </draw:frame>
          <draw:line draw:z-index="32" draw:name="線 8" draw:style-name="gr10" draw:text-style-name="P3" svg:x1="34.531cm" svg:y1="13.848cm" svg:x2="38.473cm" svg:y2="14.39cm">
            <text:p/>
          </draw:line>
          <draw:line draw:z-index="33" draw:name="線 9" draw:style-name="gr10" draw:text-style-name="P3" svg:x1="34.531cm" svg:y1="14.479cm" svg:x2="38.26cm" svg:y2="16.105cm">
            <text:p/>
          </draw:line>
          <draw:frame draw:z-index="34" draw:name="テキスト枠 3" draw:style-name="gr16" draw:text-style-name="P4" svg:width="2.849cm" svg:height="0.933cm" svg:x="35.321cm" svg:y="13.281cm">
            <draw:text-box>
              <text:p>GPIO</text:p>
            </draw:text-box>
          </draw:frame>
          <draw:frame draw:z-index="35" draw:name="テキスト枠 16" draw:style-name="gr16" draw:text-style-name="P4" svg:width="2.849cm" svg:height="0.933cm" svg:x="35.443cm" svg:y="14.425cm">
            <draw:text-box>
              <text:p>UART</text:p>
            </draw:text-box>
          </draw:frame>
          <draw:frame draw:z-index="36" draw:name="テキスト枠 18" draw:style-name="gr18" draw:text-style-name="P6" svg:width="2.265cm" svg:height="0.627cm" svg:x="33.764cm" svg:y="7.714cm">
            <draw:text-box>
              <text:p>IP:SRAM</text:p>
            </draw:text-box>
          </draw:frame>
          <draw:frame draw:z-index="37" draw:name="テキスト枠 19" draw:style-name="gr19" draw:text-style-name="P6" svg:width="5.194cm" svg:height="0.933cm" svg:x="43.314cm" svg:y="11.534cm">
            <draw:text-box>
              <text:p>IP:SRAM 初期値あり</text:p>
            </draw:text-box>
          </draw:frame>
          <draw:frame draw:z-index="38" draw:name="テキスト枠 17" draw:style-name="gr6" draw:text-style-name="P1" svg:width="4.97cm" svg:height="2.401cm" svg:x="44.94cm" svg:y="5.608cm">
            <draw:text-box>
              <text:p>spimemio_puya</text:p>
            </draw:text-box>
          </draw:frame>
        </table:shapes>
        <table:table-column table:style-name="co1" table:number-columns-repeated="26" table:default-cell-style-name="Default"/>
        <table:table-row table:style-name="ro1" table:number-rows-repeated="13"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flash_clk,</text:p>
          </table:table-cell>
        </table:table-row>
        <table:table-row table:style-name="ro1">
          <table:table-cell table:number-columns-repeated="22"/>
          <table:table-cell>
            <draw:line draw:z-index="25" draw:name="線 6" draw:style-name="gr10" draw:text-style-name="P3" svg:x1="1.808cm" svg:y1="0.151cm" svg:x2="4.768cm" svg:y2="0.182cm">
              <text:p/>
            </draw:line>
          </table:table-cell>
          <table:table-cell/>
          <table:table-cell>
            <draw:custom-shape draw:z-index="20" draw:name="シェイプ 7" draw:style-name="gr20" draw:text-style-name="P5" svg:width="0.619cm" svg:height="0.301cm" svg:x="0.234cm" svg:y="0.051c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flash_csb,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flash_mosi,</text:p>
          </table:table-cell>
        </table:table-row>
        <table:table-row table:style-name="ro1">
          <table:table-cell table:number-columns-repeated="24"/>
          <table:table-cell>
            <draw:custom-shape draw:z-index="22" draw:name="シェイプ 9" draw:style-name="gr20" draw:text-style-name="P5" svg:width="0.619cm" svg:height="0.301cm" svg:x="0.244cm" svg:y="0.031c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 calcext:value-type="string">
            <text:p>flash_miso,</text:p>
          </table:table-cell>
        </table:table-row>
      </table:table>
      <table:table table:name="ブロック図_構成変更" table:style-name="ta1">
        <table:shapes>
          <draw:custom-shape draw:z-index="0" draw:name="シェイプ 10" draw:style-name="gr21" draw:text-style-name="P3" svg:width="17.464cm" svg:height="2.71cm" svg:x="44.556cm" svg:y="10.0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" draw:name="テキスト枠 4" draw:style-name="gr3" draw:text-style-name="P1" svg:width="5.071cm" svg:height="3.214cm" svg:x="35.426cm" svg:y="14.525cm">
            <draw:text-box>
              <text:p>PicoMem_Mux_1_4.v</text:p>
              <text:p>module PicoMem_Mux_1_4</text:p>
            </draw:text-box>
          </draw:frame>
          <draw:frame draw:z-index="2" draw:name="テキスト枠 6" draw:style-name="gr4" draw:text-style-name="P2" svg:width="2.265cm" svg:height="0.627cm" svg:x="32.679cm" svg:y="14.946cm">
            <draw:text-box>
              <text:p>picop</text:p>
            </draw:text-box>
          </draw:frame>
          <draw:frame draw:z-index="3" draw:name="テキスト枠 7" draw:style-name="gr5" draw:text-style-name="P2" svg:width="2.936cm" svg:height="0.807cm" svg:x="32.618cm" svg:y="8.985cm">
            <draw:text-box>
              <text:p>spimemxip</text:p>
            </draw:text-box>
          </draw:frame>
          <draw:frame draw:z-index="4" draw:name="テキスト枠 8" draw:style-name="gr6" draw:text-style-name="P1" svg:width="4.97cm" svg:height="2.401cm" svg:x="35.645cm" svg:y="11.365cm">
            <draw:text-box>
              <text:p>PicoMem_SRAM_8KB</text:p>
            </draw:text-box>
          </draw:frame>
          <draw:frame draw:z-index="5" draw:name="テキスト枠 9" draw:style-name="gr5" draw:text-style-name="P2" svg:width="2.936cm" svg:height="0.807cm" svg:x="32.557cm" svg:y="11.906cm">
            <draw:text-box>
              <text:p>sram</text:p>
            </draw:text-box>
          </draw:frame>
          <draw:frame draw:z-index="6" draw:name="テキスト枠 5" draw:style-name="gr4" draw:text-style-name="P2" svg:width="2.265cm" svg:height="0.627cm" svg:x="32.801cm" svg:y="17.475cm">
            <draw:text-box>
              <text:p>Wishbone</text:p>
            </draw:text-box>
          </draw:frame>
          <draw:custom-shape draw:z-index="7" draw:name="シェイプ 1" draw:style-name="gr22" draw:text-style-name="P3" svg:width="11.826cm" svg:height="0.555cm" svg:x="33.083cm" svg:y="7.168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name="シェイプ 2" draw:style-name="gr8" draw:text-style-name="P3" svg:width="2.654cm" svg:height="0.392cm" svg:x="32.718cm" svg:y="12.68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name="シェイプ 3" draw:style-name="gr8" draw:text-style-name="P3" svg:width="2.654cm" svg:height="0.392cm" svg:x="32.596cm" svg:y="15.5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name="シェイプ 4" draw:style-name="gr23" draw:text-style-name="P3" svg:width="2.654cm" svg:height="0.662cm" svg:x="32.626cm" svg:y="18.0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name="シェイプ 5" draw:style-name="gr9" draw:text-style-name="P3" svg:width="2.105cm" svg:height="1.776cm" svg:x="35.065cm" svg:y="18.071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frame draw:z-index="12" draw:name="テキスト枠 10" draw:style-name="gr6" draw:text-style-name="P1" svg:width="7.88cm" svg:height="2.401cm" svg:x="44.509cm" svg:y="5.69cm">
            <draw:text-box>
              <text:p>PicoMem_SPI_Flash.v</text:p>
              <text:p>module PicoMem_SPI_Flash</text:p>
            </draw:text-box>
          </draw:frame>
          <draw:line draw:z-index="13" draw:name="線 1" draw:style-name="gr24" draw:text-style-name="P3" svg:x1="42.877cm" svg:y1="8cm" svg:x2="44.334cm" svg:y2="7.85cm">
            <text:p/>
          </draw:line>
          <draw:line draw:z-index="14" draw:name="線 2" draw:style-name="gr24" draw:text-style-name="P3" svg:x1="40.368cm" svg:y1="15.03cm" svg:x2="42.785cm" svg:y2="15.029cm">
            <text:p/>
          </draw:line>
          <draw:line draw:z-index="15" draw:name="線 3" draw:style-name="gr25" draw:text-style-name="P3" svg:x1="42.624cm" svg:y1="8.091cm" svg:x2="42.483cm" svg:y2="15.135cm">
            <text:p/>
          </draw:line>
          <draw:frame draw:z-index="16" draw:name="テキスト枠 11" draw:style-name="gr12" draw:text-style-name="P4" svg:width="2.265cm" svg:height="0.627cm" svg:x="40.181cm" svg:y="13.863cm">
            <draw:text-box draw:corner-radius="0.229cm">
              <text:p>SPI Flash</text:p>
            </draw:text-box>
          </draw:frame>
          <draw:line draw:z-index="17" draw:name="線 3" draw:style-name="gr13" draw:text-style-name="P3" svg:x1="66.853cm" svg:y1="3.108cm" svg:x2="66.772cm" svg:y2="14.036cm">
            <text:p/>
          </draw:line>
          <draw:custom-shape draw:z-index="18" draw:name="シェイプ 6" draw:style-name="gr14" draw:text-style-name="P5" svg:width="0.732cm" svg:height="0.301cm" svg:x="66.471cm" svg:y="6.108cm">
            <text:p/>
            <draw:enhanced-geometry svg:viewBox="0 0 21600 21600" draw:type="rectangle" draw:enhanced-path="M 0 0 L 21600 0 21600 21600 0 21600 0 0 Z N"/>
          </draw:custom-shape>
          <draw:custom-shape draw:z-index="20" draw:name="シェイプ 8" draw:style-name="gr14" draw:text-style-name="P5" svg:width="0.732cm" svg:height="0.301cm" svg:x="66.481cm" svg:y="6.991cm">
            <text:p/>
            <draw:enhanced-geometry svg:viewBox="0 0 21600 21600" draw:type="rectangle" draw:enhanced-path="M 0 0 L 21600 0 21600 21600 0 21600 0 0 Z N"/>
          </draw:custom-shape>
          <draw:line draw:z-index="21" draw:name="線 4" draw:style-name="gr10" draw:text-style-name="P3" svg:x1="63.52cm" svg:y1="6.177cm" svg:x2="66.48cm" svg:y2="6.208cm">
            <text:p/>
          </draw:line>
          <draw:line draw:z-index="23" draw:name="線 5" draw:style-name="gr15" draw:text-style-name="P3" svg:x1="63.428cm" svg:y1="7.2cm" svg:x2="66.388cm" svg:y2="7.231cm">
            <text:p/>
          </draw:line>
          <draw:line draw:z-index="24" draw:name="線 5" draw:style-name="gr15" draw:text-style-name="P3" svg:x1="63.458cm" svg:y1="7.561cm" svg:x2="66.418cm" svg:y2="7.592cm">
            <text:p/>
          </draw:line>
          <draw:frame draw:z-index="25" draw:name="テキスト枠 12" draw:style-name="gr16" draw:text-style-name="P4" svg:width="2.849cm" svg:height="0.933cm" svg:x="40.7cm" svg:y="15.335cm">
            <draw:text-box>
              <text:p>BOOT ROM</text:p>
            </draw:text-box>
          </draw:frame>
          <draw:frame draw:z-index="27" draw:name="テキスト枠 13" draw:style-name="gr17" draw:text-style-name="P1" svg:width="8.895cm" svg:height="1.467cm" svg:x="44.462cm" svg:y="15.249cm">
            <draw:text-box>
              <text:p>PicoMem_BOOT_SRAM_8KB.v</text:p>
              <text:p>module PicoMem_BOOT_SRAM_8KB</text:p>
            </draw:text-box>
          </draw:frame>
          <draw:line draw:z-index="28" draw:name="線 7" draw:style-name="gr10" draw:text-style-name="P3" svg:x1="40.49cm" svg:y1="16.144cm" svg:x2="44.493cm" svg:y2="16.143cm">
            <text:p/>
          </draw:line>
          <draw:frame draw:z-index="29" draw:name="テキスト枠 14" draw:style-name="gr17" draw:text-style-name="P1" svg:width="6.623cm" svg:height="1.467cm" svg:x="44.294cm" svg:y="18.424cm">
            <draw:text-box>
              <text:p>PicoMem_GPIO.v</text:p>
              <text:p>module PicoMem_GPIO</text:p>
            </draw:text-box>
          </draw:frame>
          <draw:frame draw:z-index="30" draw:name="テキスト枠 15" draw:style-name="gr17" draw:text-style-name="P1" svg:width="6.623cm" svg:height="1.467cm" svg:x="44.218cm" svg:y="20.38cm">
            <draw:text-box>
              <text:p>PicoMem_UART.v</text:p>
              <text:p>module PicoMem_UART</text:p>
            </draw:text-box>
          </draw:frame>
          <draw:line draw:z-index="31" draw:name="線 8" draw:style-name="gr10" draw:text-style-name="P3" svg:x1="40.429cm" svg:y1="17.107cm" svg:x2="44.142cm" svg:y2="19.064cm">
            <text:p/>
          </draw:line>
          <draw:line draw:z-index="32" draw:name="線 9" draw:style-name="gr10" draw:text-style-name="P3" svg:x1="40.429cm" svg:y1="17.738cm" svg:x2="44.234cm" svg:y2="20.961cm">
            <text:p/>
          </draw:line>
          <draw:frame draw:z-index="33" draw:name="テキスト枠 3" draw:style-name="gr16" draw:text-style-name="P4" svg:width="2.849cm" svg:height="0.933cm" svg:x="42.463cm" svg:y="17.264cm">
            <draw:text-box>
              <text:p>GPIO</text:p>
            </draw:text-box>
          </draw:frame>
          <draw:frame draw:z-index="34" draw:name="テキスト枠 16" draw:style-name="gr16" draw:text-style-name="P4" svg:width="2.849cm" svg:height="0.933cm" svg:x="41.065cm" svg:y="19.896cm">
            <draw:text-box>
              <text:p>UART</text:p>
            </draw:text-box>
          </draw:frame>
          <draw:frame draw:z-index="35" draw:name="テキスト枠 17" draw:style-name="gr6" draw:text-style-name="P1" svg:width="4.97cm" svg:height="2.401cm" svg:x="56.643cm" svg:y="5.525cm">
            <draw:text-box>
              <text:p>spimemio_puya.v</text:p>
              <text:p>module spimemio_puya</text:p>
            </draw:text-box>
          </draw:frame>
          <draw:frame draw:z-index="36" draw:name="テキスト枠 20" draw:style-name="gr26" draw:text-style-name="P1" svg:width="4.865cm" svg:height="15.078cm" svg:x="12.854cm" svg:y="3.743cm">
            <draw:text-box>
              <text:p>top.sv</text:p>
              <text:p>module top</text:p>
            </draw:text-box>
          </draw:frame>
          <draw:frame draw:z-index="37" draw:name="テキスト枠 21" draw:style-name="gr1" draw:text-style-name="P1" svg:width="5.433cm" svg:height="3.4cm" svg:x="19.115cm" svg:y="3.776cm">
            <draw:text-box>
              <text:p>Reset_Sync.sv</text:p>
              <text:p>module Reset_Sync</text:p>
            </draw:text-box>
          </draw:frame>
          <draw:frame draw:z-index="38" draw:name="テキスト枠 22" draw:style-name="gr27" draw:text-style-name="P1" svg:width="5.433cm" svg:height="10.703cm" svg:x="19.149cm" svg:y="7.944cm">
            <draw:text-box>
              <text:p>riscv_top.v</text:p>
              <text:p>module riscv_top</text:p>
            </draw:text-box>
          </draw:frame>
          <draw:frame draw:z-index="39" draw:name="テキスト枠 23" draw:style-name="gr28" draw:text-style-name="P1" svg:width="6.786cm" svg:height="13.094cm" svg:x="25.952cm" svg:y="6.822cm">
            <draw:text-box>
              <text:p>PicoMem_Mux_1_4.v</text:p>
              <text:p>module PicoMem_Mux_1_4</text:p>
            </draw:text-box>
          </draw:frame>
          <draw:frame draw:z-index="40" draw:name="テキスト枠 24" draw:style-name="gr17" draw:text-style-name="P1" svg:width="6.623cm" svg:height="1.467cm" svg:x="52.051cm" svg:y="20.425cm">
            <draw:text-box>
              <text:p>simpleuart.v</text:p>
              <text:p>module simpleuart</text:p>
            </draw:text-box>
          </draw:frame>
          <draw:custom-shape draw:z-index="41" draw:name="シェイプ 4" draw:style-name="gr29" draw:text-style-name="P3" svg:width="1.102cm" svg:height="0.769cm" svg:x="50.965cm" svg:y="20.6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2" draw:name="テキスト枠 25" draw:style-name="gr17" draw:text-style-name="P1" svg:width="7.512cm" svg:height="1.467cm" svg:x="54.646cm" svg:y="14.526cm">
            <draw:text-box>
              <text:p>bootram_2kx8_ip_1.v</text:p>
              <text:p>module bootram_2kx8_ip_1</text:p>
            </draw:text-box>
          </draw:frame>
          <draw:frame draw:z-index="43" draw:name="テキスト枠 26" draw:style-name="gr17" draw:text-style-name="P1" svg:width="7.512cm" svg:height="1.467cm" svg:x="54.646cm" svg:y="16.151cm">
            <draw:text-box>
              <text:p>bootram_2kx8_ip_2.v</text:p>
              <text:p>module bootram_2kx8_ip_2</text:p>
            </draw:text-box>
          </draw:frame>
          <draw:frame draw:z-index="44" draw:name="テキスト枠 27" draw:style-name="gr17" draw:text-style-name="P1" svg:width="7.512cm" svg:height="1.467cm" svg:x="54.508cm" svg:y="12.991cm">
            <draw:text-box>
              <text:p>bootram_2kx8_ip_0.v</text:p>
              <text:p>module bootram_2kx8_ip_0</text:p>
            </draw:text-box>
          </draw:frame>
          <draw:frame draw:z-index="45" draw:name="テキスト枠 28" draw:style-name="gr17" draw:text-style-name="P1" svg:width="7.512cm" svg:height="1.467cm" svg:x="54.692cm" svg:y="17.821cm">
            <draw:text-box>
              <text:p>bootram_2kx8_ip_３.v</text:p>
              <text:p>module bootram_2kx8_ip_３</text:p>
            </draw:text-box>
          </draw:frame>
          <draw:line draw:z-index="46" draw:name="線 10" draw:style-name="gr10" draw:text-style-name="P3" svg:x1="53.192cm" svg:y1="15.255cm" svg:x2="54.371cm" svg:y2="13.464cm">
            <text:p/>
          </draw:line>
          <draw:line draw:z-index="47" draw:name="線 11" draw:style-name="gr10" draw:text-style-name="P3" svg:x1="53.357cm" svg:y1="15.542cm" svg:x2="54.556cm" svg:y2="14.775cm">
            <text:p/>
          </draw:line>
          <draw:line draw:z-index="48" draw:name="線 12" draw:style-name="gr10" draw:text-style-name="P3" svg:x1="53.357cm" svg:y1="16.264cm" svg:x2="54.555cm" svg:y2="16.851cm">
            <text:p/>
          </draw:line>
          <draw:line draw:z-index="49" draw:name="線 13" draw:style-name="gr10" draw:text-style-name="P3" svg:x1="53.311cm" svg:y1="16.716cm" svg:x2="54.601cm" svg:y2="18.341cm">
            <text:p/>
          </draw:line>
          <draw:frame draw:z-index="50" draw:name="テキスト枠 31" draw:style-name="gr17" draw:text-style-name="P1" svg:width="6.623cm" svg:height="1.467cm" svg:x="45.093cm" svg:y="10.763cm">
            <draw:text-box>
              <text:p>sram_2kx8_wrapper.v</text:p>
              <text:p>module sram_2kx8_wrapper</text:p>
            </draw:text-box>
          </draw:frame>
          <draw:frame draw:z-index="51" draw:name="テキスト枠 29" draw:style-name="gr17" draw:text-style-name="P1" svg:width="6.623cm" svg:height="1.467cm" svg:x="54.17cm" svg:y="10.763cm">
            <draw:text-box>
              <text:p>sram_2kx8_behav.v</text:p>
              <text:p>module sram_2kx8_behav</text:p>
            </draw:text-box>
          </draw:frame>
          <draw:frame draw:z-index="52" draw:name="テキスト枠 30" draw:style-name="gr30" draw:text-style-name="P7" svg:width="5.068cm" svg:height="1.556cm" svg:x="60.683cm" svg:y="10.783cm">
            <draw:text-box draw:corner-radius="0.229cm">
              <text:p><text:span text:style-name="T1">X 4</text:span></text:p>
            </draw:text-box>
          </draw:frame>
          <draw:line draw:z-index="53" draw:name="線 14" draw:style-name="gr10" draw:text-style-name="P3" svg:x1="40.506cm" svg:y1="12.096cm" svg:x2="44.649cm" svg:y2="11.568cm">
            <text:p/>
          </draw:line>
          <draw:line draw:z-index="54" draw:name="線 15" draw:style-name="gr10" draw:text-style-name="P3" svg:x1="52.409cm" svg:y1="7.399cm" svg:x2="56.537cm" svg:y2="7.053cm">
            <text:p/>
          </draw:line>
          <draw:line draw:z-index="55" draw:name="線 16" draw:style-name="gr10" draw:text-style-name="P3" svg:x1="24.546cm" svg:y1="13.752cm" svg:x2="25.988cm" svg:y2="13.773cm">
            <text:p/>
          </draw:line>
          <draw:line draw:z-index="56" draw:name="線 17" draw:style-name="gr10" draw:text-style-name="P3" svg:x1="17.588cm" svg:y1="12.17cm" svg:x2="19.03cm" svg:y2="12.191cm">
            <text:p/>
          </draw:line>
          <draw:line draw:z-index="57" draw:name="線 18" draw:style-name="gr10" draw:text-style-name="P3" svg:x1="17.726cm" svg:y1="5.262cm" svg:x2="19.168cm" svg:y2="5.283cm">
            <text:p/>
          </draw:line>
        </table:shapes>
        <table:table-column table:style-name="co1" table:number-columns-repeated="31" table:default-cell-style-name="Default"/>
        <table:table-row table:style-name="ro1" table:number-rows-repeated="13">
          <table:table-cell table:number-columns-repeated="31"/>
        </table:table-row>
        <table:table-row table:style-name="ro1">
          <table:table-cell table:number-columns-repeated="30"/>
          <table:table-cell office:value-type="string" calcext:value-type="string">
            <text:p>flash_clk,</text:p>
          </table:table-cell>
        </table:table-row>
        <table:table-row table:style-name="ro1">
          <table:table-cell table:number-columns-repeated="28"/>
          <table:table-cell>
            <draw:line draw:z-index="26" draw:name="線 6" draw:style-name="gr10" draw:text-style-name="P3" svg:x1="0.333cm" svg:y1="0.339cm" svg:x2="3.293cm" svg:y2="0.37cm">
              <text:p/>
            </draw:line>
          </table:table-cell>
          <table:table-cell>
            <draw:custom-shape draw:z-index="19" draw:name="シェイプ 7" draw:style-name="gr20" draw:text-style-name="P5" svg:width="0.619cm" svg:height="0.301cm" svg:x="1.017cm" svg:y="0.2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office:value-type="string" calcext:value-type="string">
            <text:p>flash_csb,</text:p>
          </table:table-cell>
        </table:table-row>
        <table:table-row table:style-name="ro1">
          <table:table-cell table:number-columns-repeated="30"/>
          <table:table-cell office:value-type="string" calcext:value-type="string">
            <text:p>flash_mosi,</text:p>
          </table:table-cell>
        </table:table-row>
        <table:table-row table:style-name="ro1">
          <table:table-cell table:number-columns-repeated="29"/>
          <table:table-cell>
            <draw:custom-shape draw:z-index="22" draw:name="シェイプ 9" draw:style-name="gr20" draw:text-style-name="P5" svg:width="0.619cm" svg:height="0.301cm" svg:x="1.027cm" svg:y="0.2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office:value-type="string" calcext:value-type="string">
            <text:p>flash_miso,</text:p>
          </table:table-cell>
        </table:table-row>
      </table:table>
      <table:table table:name="i2c_clk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master_cl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Hz</text:p>
          </table:table-cell>
        </table:table-row>
        <table:table-row table:style-name="ro1">
          <table:table-cell/>
          <table:table-cell office:value-type="string" calcext:value-type="string">
            <text:p>i2c_cl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scale_reg0</text:p>
          </table:table-cell>
          <table:table-cell table:formula="of:=[.C25]" office:value-type="string" office:string-value="0D" calcext:value-type="string">
            <text:p>0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string" calcext:value-type="string">
            <text:p>Prescale_reg1</text:p>
          </table:table-cell>
          <table:table-cell table:formula="of:=[.C26]" office:value-type="string" office:string-value="00" calcext:value-type="string">
            <text:p>00</text:p>
          </table:table-cell>
          <table:table-cell office:value-type="string" calcext:value-type="string">
            <text:p>HEX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clk</text:p>
          </table:table-cell>
          <table:table-cell table:formula="of:=[.C9]*1000*1000" office:value-type="float" office:value="27000000" calcext:value-type="float">
            <text:p>27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office:value-type="string" calcext:value-type="string">
            <text:p>i2c_clk</text:p>
          </table:table-cell>
          <table:table-cell table:formula="of:=[.C10]*1000" office:value-type="float" office:value="400000" calcext:value-type="float">
            <text:p>4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clk/(i2c_clk*5)-1</text:p>
          </table:table-cell>
          <table:table-cell table:formula="of:=[.C17]/(5*[.C18])-1" office:value-type="float" office:value="12.5" calcext:value-type="float">
            <text:p>12.5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LSB</text:p>
          </table:table-cell>
          <table:table-cell table:formula="of:=ROUND(MOD([.C20];256);0)" office:value-type="float" office:value="13" calcext:value-type="float">
            <text:p>13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/>
          <table:table-cell office:value-type="string" calcext:value-type="string">
            <text:p>MSB</text:p>
          </table:table-cell>
          <table:table-cell table:formula="of:=(INT([.C20]/256))" office:value-type="float" office:value="0" calcext:value-type="float">
            <text:p>0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table:formula="of:=DEC2HEX([.C22];2)" office:value-type="string" office:string-value="0D" calcext:value-type="string">
            <text:p>0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table:formula="of:=DEC2HEX([.C23];2)" office:value-type="string" office:string-value="00" calcext:value-type="string">
            <text:p>00</text:p>
          </table:table-cell>
          <table:table-cell office:value-type="string" calcext:value-type="string">
            <text:p>H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draw:marker draw:name="線の終点_20_2" draw:display-name="線の終点 2" svg:viewBox="0 0 20 13" svg:d="M0 13l10-13 10 13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/00/00</text:date>, <text:time style:data-style-name="N2" text:time-value="14:44:55.43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1:13:32.450000000</meta:creation-date>
    <dc:date>2024-05-19T17:25:16.996000000</dc:date>
    <meta:editing-duration>P8DT5H37M17S</meta:editing-duration>
    <meta:editing-cycles>14</meta:editing-cycles>
    <meta:generator>LibreOffice/24.2.2.2$Windows_X86_64 LibreOffice_project/d56cc158d8a96260b836f100ef4b4ef25d6f1a01</meta:generator>
    <meta:document-statistic meta:table-count="5" meta:cell-count="130" meta:object-count="97"/>
  </office:meta>
</office:document-meta>
</file>